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9.384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4.517cm"/>
    </style:style>
    <style:style style:name="co5" style:family="table-column">
      <style:table-column-properties fo:break-before="auto" style:column-width="10.022cm"/>
    </style:style>
    <style:style style:name="co6" style:family="table-column">
      <style:table-column-properties fo:break-before="auto" style:column-width="9.356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2.806cm"/>
    </style:style>
    <style:style style:name="co12" style:family="table-column">
      <style:table-column-properties fo:break-before="auto" style:column-width="2.141cm"/>
    </style:style>
    <style:style style:name="co13" style:family="table-column">
      <style:table-column-properties fo:break-before="auto" style:column-width="10.52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3"/>
        <table:table-column table:style-name="co12" table:default-cell-style-name="ce2"/>
        <table:table-column table:style-name="co13" table:default-cell-style-name="ce2"/>
        <table:table-row table:style-name="ro1">
          <table:table-cell table:style-name="ce1" office:value-type="string">
            <text:p>Bug ID</text:p>
          </table:table-cell>
          <table:table-cell table:style-name="ce1" office:value-type="string">
            <text:p>Bug Description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Steps to Reproduce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ssigned To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Reported</text:p>
          </table:table-cell>
          <table:table-cell table:style-name="ce1" office:value-type="string">
            <text:p>Date Fixed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office:value-type="string">
            <text:p>SM001</text:p>
          </table:table-cell>
          <table:table-cell office:value-type="string">
            <text:p>Profile picture not updating after upload</text:p>
          </table:table-cell>
          <table:table-cell office:value-type="string">
            <text:p>Profile Management</text:p>
          </table:table-cell>
          <table:table-cell office:value-type="string">
            <text:p>1. Go to profile | 2. Upload new picture | 3. Check updated profile</text:p>
          </table:table-cell>
          <table:table-cell office:value-type="string">
            <text:p>Profile picture should update and display correctly</text:p>
          </table:table-cell>
          <table:table-cell office:value-type="string">
            <text:p>Profile picture remains the same after upload</text:p>
          </table:table-cell>
          <table:table-cell table:number-columns-repeated="2" office:value-type="string">
            <text:p>High</text:p>
          </table:table-cell>
          <table:table-cell office:value-type="string">
            <text:p>Dev Team A</text:p>
          </table:table-cell>
          <table:table-cell office:value-type="string">
            <text:p>Open</text:p>
          </table:table-cell>
          <table:table-cell office:value-type="date" office:date-value="2024-11-13">
            <text:p>13/11/2024</text:p>
          </table:table-cell>
          <table:table-cell office:value-type="string">
            <text:p>-</text:p>
          </table:table-cell>
          <table:table-cell office:value-type="string">
            <text:p>Occurs intermittently; under investigation</text:p>
          </table:table-cell>
        </table:table-row>
        <table:table-row table:style-name="ro2">
          <table:table-cell office:value-type="string">
            <text:p>SM002</text:p>
          </table:table-cell>
          <table:table-cell office:value-type="string">
            <text:p>Error loading user feed intermittently</text:p>
          </table:table-cell>
          <table:table-cell office:value-type="string">
            <text:p>User Feed</text:p>
          </table:table-cell>
          <table:table-cell office:value-type="string">
            <text:p>1. Login | 2. Go to 'Feed' page | 3. Refresh multiple times</text:p>
          </table:table-cell>
          <table:table-cell office:value-type="string">
            <text:p>User feed should load without errors</text:p>
          </table:table-cell>
          <table:table-cell office:value-type="string">
            <text:p>Intermittent loading errors on user feed</text:p>
          </table:table-cell>
          <table:table-cell office:value-type="string">
            <text:p>Critical</text:p>
          </table:table-cell>
          <table:table-cell office:value-type="string">
            <text:p>High</text:p>
          </table:table-cell>
          <table:table-cell office:value-type="string">
            <text:p>Dev Team B</text:p>
          </table:table-cell>
          <table:table-cell office:value-type="string">
            <text:p>In Progress</text:p>
          </table:table-cell>
          <table:table-cell office:value-type="date" office:date-value="2024-11-12">
            <text:p>12/11/2024</text:p>
          </table:table-cell>
          <table:table-cell office:value-type="string">
            <text:p>-</text:p>
          </table:table-cell>
          <table:table-cell office:value-type="string">
            <text:p>Feeds load for some users only; backend check needed</text:p>
          </table:table-cell>
        </table:table-row>
        <table:table-row table:style-name="ro2">
          <table:table-cell office:value-type="string">
            <text:p>SM003</text:p>
          </table:table-cell>
          <table:table-cell office:value-type="string">
            <text:p>Message notifications not clearing after read</text:p>
          </table:table-cell>
          <table:table-cell office:value-type="string">
            <text:p>Messaging</text:p>
          </table:table-cell>
          <table:table-cell office:value-type="string">
            <text:p>1. Open messaging tab | 2. Read notifications | 3. Check notification icon</text:p>
          </table:table-cell>
          <table:table-cell office:value-type="string">
            <text:p>Notifications should clear after reading</text:p>
          </table:table-cell>
          <table:table-cell office:value-type="string">
            <text:p>Notification icon remains active after reading</text:p>
          </table:table-cell>
          <table:table-cell table:number-columns-repeated="2" office:value-type="string">
            <text:p>Medium</text:p>
          </table:table-cell>
          <table:table-cell office:value-type="string">
            <text:p>Dev Team C</text:p>
          </table:table-cell>
          <table:table-cell office:value-type="string">
            <text:p>Assigned</text:p>
          </table:table-cell>
          <table:table-cell office:value-type="date" office:date-value="2024-11-11">
            <text:p>11/11/2024</text:p>
          </table:table-cell>
          <table:table-cell office:value-type="string">
            <text:p>-</text:p>
          </table:table-cell>
          <table:table-cell office:value-type="string">
            <text:p>Minor impact, affects user experience</text:p>
          </table:table-cell>
        </table:table-row>
        <table:table-row table:style-name="ro2">
          <table:table-cell office:value-type="string">
            <text:p>SM004</text:p>
          </table:table-cell>
          <table:table-cell office:value-type="string">
            <text:p>User status not displaying as 'online' when active</text:p>
          </table:table-cell>
          <table:table-cell office:value-type="string">
            <text:p>User Status</text:p>
          </table:table-cell>
          <table:table-cell office:value-type="string">
            <text:p>1. Login | 2. Observe user status on profile | 3. User appears 'offline'</text:p>
          </table:table-cell>
          <table:table-cell office:value-type="string">
            <text:p>User status should display as 'online' when active</text:p>
          </table:table-cell>
          <table:table-cell office:value-type="string">
            <text:p>User appears 'offline' even when active</text:p>
          </table:table-cell>
          <table:table-cell table:number-columns-repeated="2" office:value-type="string">
            <text:p>Low</text:p>
          </table:table-cell>
          <table:table-cell office:value-type="string">
            <text:p>Dev Team D</text:p>
          </table:table-cell>
          <table:table-cell office:value-type="string">
            <text:p>Open</text:p>
          </table:table-cell>
          <table:table-cell office:value-type="date" office:date-value="2024-11-10">
            <text:p>10/11/2024</text:p>
          </table:table-cell>
          <table:table-cell office:value-type="string">
            <text:p>-</text:p>
          </table:table-cell>
          <table:table-cell office:value-type="string">
            <text:p>Status display issue, low priority</text:p>
          </table:table-cell>
        </table:table-row>
        <table:table-row table:style-name="ro2">
          <table:table-cell office:value-type="string">
            <text:p>SM005</text:p>
          </table:table-cell>
          <table:table-cell office:value-type="string">
            <text:p>Comment section crashes on specific posts</text:p>
          </table:table-cell>
          <table:table-cell office:value-type="string">
            <text:p>Comments</text:p>
          </table:table-cell>
          <table:table-cell office:value-type="string">
            <text:p>1. Go to a specific post | 2. Open comment section | 3. App crashes</text:p>
          </table:table-cell>
          <table:table-cell office:value-type="string">
            <text:p>Comment section should load without crashing</text:p>
          </table:table-cell>
          <table:table-cell office:value-type="string">
            <text:p>App crashes when opening comment section</text:p>
          </table:table-cell>
          <table:table-cell table:number-columns-repeated="2" office:value-type="string">
            <text:p>High</text:p>
          </table:table-cell>
          <table:table-cell office:value-type="string">
            <text:p>Dev Team A</text:p>
          </table:table-cell>
          <table:table-cell office:value-type="string">
            <text:p>Open</text:p>
          </table:table-cell>
          <table:table-cell office:value-type="date" office:date-value="2024-11-09">
            <text:p>09/11/2024</text:p>
          </table:table-cell>
          <table:table-cell office:value-type="string">
            <text:p>-</text:p>
          </table:table-cell>
          <table:table-cell office:value-type="string">
            <text:p>Crash occurs on posts with high comments</text:p>
          </table:table-cell>
        </table:table-row>
        <table:table-row table:style-name="ro2">
          <table:table-cell office:value-type="string">
            <text:p>SM006</text:p>
          </table:table-cell>
          <table:table-cell office:value-type="string">
            <text:p>Live video freezing on low bandwidth</text:p>
          </table:table-cell>
          <table:table-cell office:value-type="string">
            <text:p>Live Video</text:p>
          </table:table-cell>
          <table:table-cell office:value-type="string">
            <text:p>1. Start a live video | 2. Reduce bandwidth | 3. Observe video playback</text:p>
          </table:table-cell>
          <table:table-cell office:value-type="string">
            <text:p>Live video should adjust quality and continue playing</text:p>
          </table:table-cell>
          <table:table-cell office:value-type="string">
            <text:p>Video freezes and fails to adjust quality</text:p>
          </table:table-cell>
          <table:table-cell table:number-columns-repeated="2" office:value-type="string">
            <text:p>Medium</text:p>
          </table:table-cell>
          <table:table-cell office:value-type="string">
            <text:p>Dev Team E</text:p>
          </table:table-cell>
          <table:table-cell office:value-type="string">
            <text:p>In Progress</text:p>
          </table:table-cell>
          <table:table-cell office:value-type="date" office:date-value="2024-11-08">
            <text:p>08/11/2024</text:p>
          </table:table-cell>
          <table:table-cell office:value-type="string">
            <text:p>-</text:p>
          </table:table-cell>
          <table:table-cell office:value-type="string">
            <text:p>Freezes often on low bandwidth connections</text:p>
          </table:table-cell>
        </table:table-row>
        <table:table-row table:style-name="ro2">
          <table:table-cell office:value-type="string">
            <text:p>SM007</text:p>
          </table:table-cell>
          <table:table-cell office:value-type="string">
            <text:p>Followers count showing incorrect values</text:p>
          </table:table-cell>
          <table:table-cell office:value-type="string">
            <text:p>Followers Management</text:p>
          </table:table-cell>
          <table:table-cell office:value-type="string">
            <text:p>1. Open profile | 2. Check followers count | 3. Compare with actual followers</text:p>
          </table:table-cell>
          <table:table-cell office:value-type="string">
            <text:p>Followers count should reflect actual number</text:p>
          </table:table-cell>
          <table:table-cell office:value-type="string">
            <text:p>Followers count fluctuates or displays incorrectly</text:p>
          </table:table-cell>
          <table:table-cell table:number-columns-repeated="2" office:value-type="string">
            <text:p>Low</text:p>
          </table:table-cell>
          <table:table-cell office:value-type="string">
            <text:p>Dev Team B</text:p>
          </table:table-cell>
          <table:table-cell office:value-type="string">
            <text:p>Open</text:p>
          </table:table-cell>
          <table:table-cell office:value-type="date" office:date-value="2024-11-07">
            <text:p>07/11/2024</text:p>
          </table:table-cell>
          <table:table-cell office:value-type="string">
            <text:p>-</text:p>
          </table:table-cell>
          <table:table-cell office:value-type="string">
            <text:p>Inconsistent follower count display</text:p>
          </table:table-cell>
        </table:table-row>
        <table:table-row table:style-name="ro2">
          <table:table-cell office:value-type="string">
            <text:p>SM008</text:p>
          </table:table-cell>
          <table:table-cell office:value-type="string">
            <text:p>Password reset email not sent</text:p>
          </table:table-cell>
          <table:table-cell office:value-type="string">
            <text:p>Account Recovery</text:p>
          </table:table-cell>
          <table:table-cell office:value-type="string">
            <text:p>1. Go to login page | 2. Click 'Forgot Password' | 3. Check email inbox</text:p>
          </table:table-cell>
          <table:table-cell office:value-type="string">
            <text:p>Password reset email should be received</text:p>
          </table:table-cell>
          <table:table-cell office:value-type="string">
            <text:p>No email received for password reset</text:p>
          </table:table-cell>
          <table:table-cell table:number-columns-repeated="2" office:value-type="string">
            <text:p>High</text:p>
          </table:table-cell>
          <table:table-cell office:value-type="string">
            <text:p>Dev Team C</text:p>
          </table:table-cell>
          <table:table-cell office:value-type="string">
            <text:p>Assigned</text:p>
          </table:table-cell>
          <table:table-cell office:value-type="date" office:date-value="2024-11-06">
            <text:p>06/11/2024</text:p>
          </table:table-cell>
          <table:table-cell office:value-type="string">
            <text:p>-</text:p>
          </table:table-cell>
          <table:table-cell office:value-type="string">
            <text:p>Critical as users cannot reset passwords</text:p>
          </table:table-cell>
        </table:table-row>
        <table:table-row table:style-name="ro2">
          <table:table-cell office:value-type="string">
            <text:p>SM009</text:p>
          </table:table-cell>
          <table:table-cell office:value-type="string">
            <text:p>New post images not loading in feed</text:p>
          </table:table-cell>
          <table:table-cell office:value-type="string">
            <text:p>Feed Images</text:p>
          </table:table-cell>
          <table:table-cell office:value-type="string">
            <text:p>1. Create a new post with images | 2. Check feed | 3. Images fail to load</text:p>
          </table:table-cell>
          <table:table-cell office:value-type="string">
            <text:p>Images should load correctly in the feed</text:p>
          </table:table-cell>
          <table:table-cell office:value-type="string">
            <text:p>Images fail to load in user feed</text:p>
          </table:table-cell>
          <table:table-cell office:value-type="string">
            <text:p>Critical</text:p>
          </table:table-cell>
          <table:table-cell office:value-type="string">
            <text:p>High</text:p>
          </table:table-cell>
          <table:table-cell office:value-type="string">
            <text:p>Dev Team D</text:p>
          </table:table-cell>
          <table:table-cell office:value-type="string">
            <text:p>In Progress</text:p>
          </table:table-cell>
          <table:table-cell office:value-type="date" office:date-value="2024-11-05">
            <text:p>05/11/2024</text:p>
          </table:table-cell>
          <table:table-cell office:value-type="string">
            <text:p>-</text:p>
          </table:table-cell>
          <table:table-cell office:value-type="string">
            <text:p>Major issue, affecting media display</text:p>
          </table:table-cell>
        </table:table-row>
        <table:table-row table:style-name="ro2">
          <table:table-cell office:value-type="string">
            <text:p>SM010</text:p>
          </table:table-cell>
          <table:table-cell office:value-type="string">
            <text:p>Unable to tag friends in comments</text:p>
          </table:table-cell>
          <table:table-cell office:value-type="string">
            <text:p>Tagging</text:p>
          </table:table-cell>
          <table:table-cell office:value-type="string">
            <text:p>1. Go to comments section | 2. Type '@' | 3. Friend tagging option missing</text:p>
          </table:table-cell>
          <table:table-cell office:value-type="string">
            <text:p>Friends should be taggable in comments</text:p>
          </table:table-cell>
          <table:table-cell office:value-type="string">
            <text:p>Unable to tag friends in comments section</text:p>
          </table:table-cell>
          <table:table-cell table:number-columns-repeated="2" office:value-type="string">
            <text:p>Medium</text:p>
          </table:table-cell>
          <table:table-cell office:value-type="string">
            <text:p>Dev Team E</text:p>
          </table:table-cell>
          <table:table-cell office:value-type="string">
            <text:p>Assigned</text:p>
          </table:table-cell>
          <table:table-cell office:value-type="date" office:date-value="2024-11-04">
            <text:p>04/11/2024</text:p>
          </table:table-cell>
          <table:table-cell office:value-type="string">
            <text:p>-</text:p>
          </table:table-cell>
          <table:table-cell office:value-type="string">
            <text:p>Tagging functionality missing in comments</text:p>
          </table:table-cell>
        </table:table-row>
      </table:table>
      <table:table table:name="Sheet2" table:style-name="ta1" table:print="false">
        <table:table-column table:style-name="co1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style:style style:name="Default" style:family="table-cell">
      <style:table-cell-properties style:rotation-align="none"/>
      <style:text-properties fo:color="#000000" style:font-name="Verdana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3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nt </meta:initial-creator>
    <meta:creation-date>2024-11-13T23:50:01.19</meta:creation-date>
    <dc:date>2024-11-13T23:52:14.99</dc:date>
    <dc:creator>Dnt </dc:creator>
    <meta:editing-duration>PT2M15S</meta:editing-duration>
    <meta:editing-cycles>1</meta:editing-cycles>
    <meta:document-statistic meta:table-count="3" meta:cell-count="143" meta:object-count="0"/>
    <meta:generator>OpenOffice/4.1.15$Win32 OpenOffice.org_project/4115m2$Build-9813</meta:generator>
  </office:meta>
</office:document-meta>
</file>